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Caption" style:parent-style-name="Caption">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4</meta:generator>
    <dc:title>Scales in Geography and Ecology A neverending story</dc:title>
    <dc:description/>
    <dc:subject/>
    <meta:keyword/>
    <meta:initial-creator>Per Petterson; Peter Pan</meta:initial-creator>
    <dc:creator>Per Petterson; Peter Pan</dc:creator>
    <meta:creation-date>2025-04-24T21:43:27Z</meta:creation-date>
    <dc:date>2025-04-24T21:43:27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